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AlgorithmException.NoSuchAlgorith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SuchAlgorithmException.NoSuchAlgorithm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